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06BB592AF66AD5D94A6.png" manifest:media-type="image/png"/>
  <manifest:file-entry manifest:full-path="Pictures/10000001000004350000009065A1482AEFB176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d1c0"/>
    </style:style>
    <style:style style:name="P2" style:family="paragraph" style:parent-style-name="Standard">
      <style:text-properties officeooo:paragraph-rsid="0007d1c0"/>
    </style:style>
    <style:style style:name="P3" style:family="paragraph" style:parent-style-name="Standard">
      <style:paragraph-properties fo:text-align="center" style:justify-single-word="false"/>
      <style:text-properties fo:font-size="32pt" fo:font-style="italic" officeooo:rsid="0007d1c0" officeooo:paragraph-rsid="0007d1c0" style:font-size-asian="28pt" style:font-style-asian="italic" style:font-size-complex="32pt" style:font-style-complex="italic"/>
    </style:style>
    <style:style style:name="P4" style:family="paragraph" style:parent-style-name="Standard">
      <style:text-properties fo:font-size="32pt" fo:font-style="normal" officeooo:rsid="0007d1c0" officeooo:paragraph-rsid="0007d1c0" style:font-size-asian="28pt" style:font-style-asian="normal" style:font-size-complex="32pt" style:font-style-complex="normal"/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Heading_20_4" style:master-page-name="">
      <loext:graphic-properties draw:fill="none"/>
      <style:paragraph-properties fo:margin-left="2.499cm" fo:margin-right="0cm" fo:margin-top="0.212cm" fo:margin-bottom="0.212cm" style:contextual-spacing="false" fo:text-indent="-0.7cm" style:auto-text-indent="false" style:page-number="auto" fo:background-color="transparent" fo:keep-with-next="always"/>
    </style:style>
    <style:style style:name="P7" style:family="paragraph" style:parent-style-name="Heading_20_4">
      <style:text-properties fo:font-size="12pt" style:font-size-asian="12pt" style:font-size-complex="12pt"/>
    </style:style>
    <style:style style:name="P8" style:family="paragraph" style:parent-style-name="List_20_Paragraph" style:list-style-name="L5">
      <style:paragraph-properties fo:text-align="justify" style:justify-single-word="false"/>
      <style:text-properties officeooo:paragraph-rsid="000c9b6c"/>
    </style:style>
    <style:style style:name="P9" style:family="paragraph" style:parent-style-name="Standard" style:list-style-name="WWNum10">
      <style:paragraph-properties fo:margin-top="0cm" fo:margin-bottom="0cm" style:contextual-spacing="false" fo:line-height="100%"/>
      <style:text-properties officeooo:paragraph-rsid="000c9b6c"/>
    </style:style>
    <style:style style:name="P10" style:family="paragraph" style:parent-style-name="Standard" style:list-style-name="WWNum10">
      <style:paragraph-properties fo:margin-top="0cm" fo:margin-bottom="0.494cm" style:contextual-spacing="false" fo:line-height="100%"/>
      <style:text-properties officeooo:paragraph-rsid="000c9b6c"/>
    </style:style>
    <style:style style:name="P11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/>
      <style:text-properties officeooo:paragraph-rsid="000c9b6c"/>
    </style:style>
    <style:style style:name="P12" style:family="paragraph" style:parent-style-name="Standard" style:list-style-name="WWNum10">
      <style:paragraph-properties fo:margin-top="0cm" fo:margin-bottom="0cm" style:contextual-spacing="false" fo:line-height="100%" fo:text-align="justify" style:justify-single-word="false" fo:break-before="page"/>
      <style:text-properties officeooo:paragraph-rsid="000c9b6c"/>
    </style:style>
    <style:style style:name="P13" style:family="paragraph" style:parent-style-name="Standard">
      <style:paragraph-properties fo:margin-top="0cm" fo:margin-bottom="0cm" style:contextual-spacing="false" fo:line-height="100%" fo:break-before="page"/>
      <style:text-properties officeooo:paragraph-rsid="000c9b6c"/>
    </style:style>
    <style:style style:name="P14" style:family="paragraph" style:parent-style-name="Standard">
      <style:paragraph-properties fo:text-align="justify" style:justify-single-word="false"/>
      <style:text-properties officeooo:paragraph-rsid="000c9b6c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c9b6c" style:font-size-asian="12pt" style:font-size-complex="12pt"/>
    </style:style>
    <style:style style:name="P16" style:family="paragraph" style:parent-style-name="Standard">
      <style:paragraph-properties fo:break-before="page"/>
      <style:text-properties fo:font-size="32pt" fo:font-style="italic" officeooo:rsid="000f6b8b" officeooo:paragraph-rsid="000f6b8b" style:font-size-asian="28pt" style:font-style-asian="italic" style:font-size-complex="32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1pt" officeooo:rsid="00118168" officeooo:paragraph-rsid="00118168" style:font-size-asian="9.60000038146973pt" style:font-size-complex="11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font-size="11pt" officeooo:rsid="00118168" officeooo:paragraph-rsid="00118168" style:font-size-asian="9.60000038146973pt" style:font-size-complex="11pt"/>
    </style:style>
    <style:style style:name="P19" style:family="paragraph" style:parent-style-name="Text_20_body" style:list-style-name="WWNum10"/>
    <style:style style:name="P20" style:family="paragraph" style:parent-style-name="Text_20_body" style:list-style-name="WWNum10">
      <style:text-properties fo:font-size="11pt" style:font-size-asian="11pt" style:font-size-complex="11pt"/>
    </style:style>
    <style:style style:name="P21" style:family="paragraph" style:parent-style-name="Text_20_body" style:list-style-name="WWNum10">
      <style:text-properties fo:font-size="11pt" officeooo:rsid="00118168" officeooo:paragraph-rsid="00118168" style:font-size-asian="9.60000038146973pt" style:font-size-complex="11pt"/>
    </style:style>
    <style:style style:name="P22" style:family="paragraph" style:parent-style-name="Text_20_body" style:list-style-name="WWNum10">
      <style:text-properties officeooo:rsid="00118168" officeooo:paragraph-rsid="00118168"/>
    </style:style>
    <style:style style:name="P23" style:family="paragraph" style:parent-style-name="Text_20_body" style:list-style-name="WWNum10">
      <style:paragraph-properties fo:break-before="page"/>
      <style:text-properties officeooo:rsid="00118168" officeooo:paragraph-rsid="00118168"/>
    </style:style>
    <style:style style:name="P24" style:family="paragraph" style:parent-style-name="Text_20_body" style:list-style-name="WWNum10">
      <style:text-properties officeooo:rsid="001284b5" officeooo:paragraph-rsid="001284b5"/>
    </style:style>
    <style:style style:name="P25" style:family="paragraph" style:parent-style-name="Text_20_body" style:list-style-name="WWNum10">
      <style:paragraph-properties fo:break-before="page"/>
      <style:text-properties officeooo:rsid="001284b5" officeooo:paragraph-rsid="001284b5"/>
    </style:style>
    <style:style style:name="P26" style:family="paragraph" style:parent-style-name="Text_20_body">
      <style:text-properties officeooo:rsid="001284b5" officeooo:paragraph-rsid="001284b5"/>
    </style:style>
    <style:style style:name="P27" style:family="paragraph" style:parent-style-name="Text_20_body">
      <style:paragraph-properties fo:break-before="page"/>
      <style:text-properties officeooo:rsid="001284b5" officeooo:paragraph-rsid="001284b5"/>
    </style:style>
    <style:style style:name="T1" style:family="text">
      <style:text-properties fo:font-size="32pt" fo:font-style="italic" officeooo:rsid="0007d1c0" style:font-size-asian="28pt" style:font-style-asian="italic" style:font-size-complex="32pt" style:font-style-complex="italic"/>
    </style:style>
    <style:style style:name="T2" style:family="text">
      <style:text-properties fo:font-size="14pt" style:font-name-asian="Times New Roman" style:font-size-asian="14pt" style:language-asian="es" style:country-asian="ES" style:font-size-complex="14pt"/>
    </style:style>
    <style:style style:name="T3" style:family="text">
      <style:text-properties fo:font-size="14pt" fo:font-weight="bold" officeooo:rsid="000372c5" style:font-name-asian="Times New Roman" style:font-size-asian="14pt" style:language-asian="es" style:country-asian="ES" style:font-weight-asian="bold" style:font-size-complex="14pt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-asian="Times New Roman" style:language-asian="es" style:country-asian="ES"/>
    </style:style>
    <style:style style:name="T7" style:family="text">
      <style:text-properties officeooo:rsid="00118168" style:font-name-asian="Times New Roman" style:language-asian="es" style:country-asian="ES"/>
    </style:style>
    <style:style style:name="T8" style:family="text">
      <style:text-properties officeooo:rsid="001284b5" style:font-name-asian="Times New Roman" style:language-asian="es" style:country-asian="ES"/>
    </style:style>
    <style:style style:name="T9" style:family="text">
      <style:text-properties fo:font-style="italic" fo:font-weight="bold" style:font-name-asian="Times New Roman" style:language-asian="es" style:country-asian="ES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1692931" text:style-name="WWNum10">
        <text:list-item>
          <text:list>
            <text:list-item>
              <text:p text:style-name="P1"><draw:frame draw:style-name="fr1" draw:name="Imagen2" text:anchor-type="char" svg:width="17cm" svg:height="2cm" draw:z-index="8"><draw:image xlink:href="Pictures/100000010000038D0000006BB592AF66AD5D94A6.png" xlink:type="simple" xlink:show="embed" xlink:actuate="onLoad" draw:mime-type="image/png"/></draw:frame><text:line-break/><text:span text:style-name="T1">Jose Alba Arrufat</text:span></text:p>
            </text:list-item>
            <text:list-item>
              <text:p text:style-name="P3"/>
            </text:list-item>
          </text:list>
        </text:list-item>
      </text:list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list text:style-name="WWNum10">
              <text:list-header>
                <text:p text:style-name="Contents_20_Heading">Índice</text:p>
              </text:list-header>
            </text:list>
          </text:index-title>
          <text:list xml:id="list122510787487408" text:continue-list="list3231692931" text:style-name="WWNum10">
            <text:list-item>
              <text:list>
                <text:list-item>
                  <text:p text:style-name="P5"><text:a xlink:type="simple" xlink:href="#__RefHeading___Toc1669_3793274908" text:style-name="Index_20_Link" text:visited-style-name="Index_20_Link">1. <text:s/>Apache Maven<text:tab/>2</text:a></text:p>
                </text:list-item>
                <text:list-item>
                  <text:p text:style-name="P5"><text:a xlink:type="simple" xlink:href="#__RefHeading___Toc1671_3793274908" text:style-name="Index_20_Link" text:visited-style-name="Index_20_Link">2. Apache Ant<text:tab/>2</text:a></text:p>
                </text:list-item>
                <text:list-item>
                  <text:p text:style-name="P5"><text:a xlink:type="simple" xlink:href="#__RefHeading___Toc1673_3793274908" text:style-name="Index_20_Link" text:visited-style-name="Index_20_Link">3. <text:s/>npm (Node Package Manager)<text:tab/>2</text:a></text:p>
                </text:list-item>
                <text:list-item>
                  <text:p text:style-name="P5"><text:a xlink:type="simple" xlink:href="#__RefHeading___Toc1675_3793274908" text:style-name="Index_20_Link" text:visited-style-name="Index_20_Link">4. <text:s/>Bazel<text:tab/>2</text:a></text:p>
                </text:list-item>
                <text:list-item>
                  <text:p text:style-name="P5"><text:a xlink:type="simple" xlink:href="#__RefHeading___Toc1677_3793274908" text:style-name="Index_20_Link" text:visited-style-name="Index_20_Link">5. CMake<text:tab/>3</text:a></text:p>
                </text:list-item>
                <text:list-item>
                  <text:p text:style-name="P5"><text:a xlink:type="simple" xlink:href="#__RefHeading___Toc1679_3793274908" text:style-name="Index_20_Link" text:visited-style-name="Index_20_Link">6. Gradle<text:tab/>3</text:a></text:p>
                </text:list-item>
                <text:list-item>
                  <text:p text:style-name="P5"><text:a xlink:type="simple" xlink:href="#__RefHeading___Toc1681_3793274908" text:style-name="Index_20_Link" text:visited-style-name="Index_20_Link">7. <text:s/>JUnit<text:tab/>3</text:a></text:p>
                </text:list-item>
              </text:list>
            </text:list-item>
          </text:list>
        </text:index-body>
      </text:table-of-content>
      <text:list xml:id="list122511800653087" text:continue-numbering="true" text:style-name="WWNum10">
        <text:list-item>
          <text:list>
            <text:list-item>
              <text:p text:style-name="P3"/>
            </text:list-item>
            <text:list-item>
              <text:p text:style-name="P4"/>
            </text:list-item>
            <text:list-item>
              <text:p text:style-name="P16"/>
            </text:list-item>
            <text:list-item>
              <text:p text:style-name="P2"/>
            </text:list-item>
            <text:list-item>
              <text:p text:style-name="P14"><text:span text:style-name="T4">Actividad de investigación.</text:span></text:p>
            </text:list-item>
            <text:list-item>
              <text:p text:style-name="P15"/>
            </text:list-item>
          </text:list>
        </text:list-item>
      </text:list>
      <text:list xml:id="list2131103976" text:style-name="L5">
        <text:list-item>
          <text:p text:style-name="P8"><text:span text:style-name="T5">Requisitos indispensables de un editor de código. Explicar que debe tener al menos un editor para considerarse una herramienta adecuada para crear código.</text:span></text:p>
          <text:p text:style-name="P8"><text:span text:style-name="T5"/></text:p>
        </text:list-item>
        <text:list-item>
          <text:p text:style-name="P8"><text:span text:style-name="T5">Diferencias entre un EC y un IDE. Poner en una tabla al menos 3 ejemplos de cada. </text:span></text:p>
          <text:p text:style-name="P8"><text:span text:style-name="T5"/></text:p>
        </text:list-item>
      </text:list>
      <text:list xml:id="list203515773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69_3793274908"/>Apache Maven<text:bookmark-end text:name="__RefHeading___Toc1669_3793274908"/></text:h>
                  <text:list>
                    <text:list-item>
                      <text:h text:style-name="P6" text:outline-level="4">¿Cuál es el propósito principal de Apache Maven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0159694383" text:continue-list="list122511800653087" text:style-name="WWNum10">
        <text:list-item>
          <text:list>
            <text:list-header>
              <text:p text:style-name="P19">Es el de poder hacer un esquema a la hora de realizar contrucción de proyectos (muy específicamente, de Java).</text:p>
            </text:list-header>
          </text:list>
        </text:list-item>
      </text:list>
      <text:list xml:id="list122511614846056" text:continue-list="list203515773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yuda Maven en la gestión de dependencias en un proyecto?</text:h>
                    </text:list-item>
                  </text:list>
                </text:list-item>
              </text:list>
            </text:list-item>
          </text:list>
        </text:list-item>
      </text:list>
      <text:list xml:id="list122510575212919" text:continue-list="list122510159694383" text:style-name="WWNum10">
        <text:list-item>
          <text:list>
            <text:list-header>
              <text:p text:style-name="P19">A través de un archivo XML que utiliza para guardar todos los datos de la estructura del proyecto.</text:p>
            </text:list-header>
          </text:list>
        </text:list-item>
      </text:list>
      <text:list xml:id="list122510467702492" text:continue-list="list1225116148460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situaciones sería preferible utilizar Maven en lugar de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22511867839719" text:continue-list="list122510575212919" text:style-name="WWNum10">
        <text:list-item>
          <text:list>
            <text:list-header>
              <text:p text:style-name="P19">Cuando estas haciendo un proyecto de Java, y me imagino que más especificamente si es un proyecto no muy grande, ya que por lo visto, hay otro framework llamado Grandle que tiene la misma concepción que Apache Maven pero a mayor escala, para proyectos más gordos.</text:p>
              <text:p text:style-name="P11"><text:span text:style-name="T2"/></text:p>
              <text:p text:style-name="P12"><text:span text:style-name="T2"/></text:p>
            </text:list-header>
          </text:list>
        </text:list-item>
      </text:list>
      <text:list xml:id="list122510925115364" text:continue-list="list12251046770249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1_3793274908"/>Apache Ant<text:bookmark-end text:name="__RefHeading___Toc1671_3793274908"/></text:h>
                  <text:list>
                    <text:list-item>
                      <text:h text:style-name="Heading_20_4" text:outline-level="4">¿Qué función cumple Apache Ant en el proceso de construcción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0843840616" text:continue-list="list122511867839719" text:style-name="WWNum10">
        <text:list-item>
          <text:list>
            <text:list-header>
              <text:p text:style-name="P20">Es<text:span text:style-name="T6"> </text:span><text:span text:style-name="T7">una herramienta el cuál sirve para la automatización de tareas repetitivas a la hora de programar</text:span></text:p>
            </text:list-header>
          </text:list>
        </text:list-item>
      </text:list>
      <text:list xml:id="list122511326542260" text:continue-list="list1225109251153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se diferencia Apache Ant de otras herramientas de construcción, como Maven o Gradle?</text:h>
                    </text:list-item>
                  </text:list>
                </text:list-item>
              </text:list>
            </text:list-item>
          </text:list>
        </text:list-item>
      </text:list>
      <text:list xml:id="list122510199841605" text:continue-list="list122510843840616" text:style-name="WWNum10">
        <text:list-item>
          <text:list>
            <text:list-header>
              <text:p text:style-name="P21">Por lo que leí, que es un software multiplataforma. </text:p>
            </text:list-header>
          </text:list>
        </text:list-item>
      </text:list>
      <text:list xml:id="list122511395255151" text:continue-list="list12251132654226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tipo de proyectos o escenarios sería más adecuado utilizar Apache Ant?</text:h>
                    </text:list-item>
                  </text:list>
                </text:list-item>
              </text:list>
            </text:list-item>
          </text:list>
        </text:list-item>
      </text:list>
      <text:list xml:id="list122510901618465" text:continue-list="list122510199841605" text:style-name="WWNum10">
        <text:list-item>
          <text:list>
            <text:list-header>
              <text:p text:style-name="P17">Me imagino que cuando queramos hacer algo más de nuestra propia cosecha, al final el apache ant es una herramienta que viene vacía, has de rellenarla tu con cosas.</text:p>
              <text:p text:style-name="P17"/>
              <text:p text:style-name="P18"/>
            </text:list-header>
          </text:list>
        </text:list-item>
      </text:list>
      <text:list xml:id="list122510251895436" text:continue-list="list12251139525515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3_3793274908"/>npm (Node Package Manager)<text:bookmark-end text:name="__RefHeading___Toc1673_3793274908"/></text:h>
                  <text:list>
                    <text:list-item>
                      <text:h text:style-name="Heading_20_4" text:outline-level="4">¿Cuál es el propósito principal de npm en el ecosistema de desarrollo de JavaScript?</text:h>
                    </text:list-item>
                  </text:list>
                </text:list-item>
              </text:list>
            </text:list-item>
          </text:list>
        </text:list-item>
      </text:list>
      <text:list xml:id="list122510629177996" text:continue-list="list122510901618465" text:style-name="WWNum10">
        <text:list-item>
          <text:list>
            <text:list-header>
              <text:p text:style-name="P21">Es una herramienta que nos permite desarrollar archivos javascript a través de archivos .json (rollo, son los gestores de proyectos enteros en javascript).</text:p>
            </text:list-header>
          </text:list>
        </text:list-item>
      </text:list>
      <text:list xml:id="list122510649152233" text:continue-list="list12251025189543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utiliza npm la gestión de dependencias en proyectos basados en Node.js?</text:h>
                    </text:list-item>
                  </text:list>
                </text:list-item>
              </text:list>
            </text:list-item>
          </text:list>
        </text:list-item>
      </text:list>
      <text:list xml:id="list122511935692065" text:continue-list="list122510629177996" text:style-name="WWNum10">
        <text:list-item>
          <text:list>
            <text:list-header>
              <text:p text:style-name="P22">En la carpeta node_modules se guarda todo lo que instalas a través del npm.</text:p>
            </text:list-header>
          </text:list>
        </text:list-item>
      </text:list>
      <text:list xml:id="list122510857905638" text:continue-list="list12251064915223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medida npm facilita la automatización de tareas en el desarrollo web?</text:h>
                    </text:list-item>
                  </text:list>
                </text:list-item>
              </text:list>
            </text:list-item>
          </text:list>
        </text:list-item>
      </text:list>
      <text:list xml:id="list122510371825385" text:continue-list="list122511935692065" text:style-name="WWNum10">
        <text:list-item>
          <text:list>
            <text:list-header>
              <text:p text:style-name="P22">A la hora de automatizar tareas a través de scripts dentro de nuestro proyecto.</text:p>
              <text:p text:style-name="P22"/>
              <text:p text:style-name="P23"/>
            </text:list-header>
          </text:list>
        </text:list-item>
      </text:list>
      <text:list xml:id="list122510721748456" text:continue-list="list122510857905638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5_3793274908"/>Bazel<text:bookmark-end text:name="__RefHeading___Toc1675_3793274908"/></text:h>
                  <text:list>
                    <text:list-item>
                      <text:h text:style-name="Heading_20_4" text:outline-level="4">¿Cuál es el objetivo principal de Bazel en el desarrollo de proyectos a gran escala?</text:h>
                    </text:list-item>
                  </text:list>
                </text:list-item>
              </text:list>
            </text:list-item>
          </text:list>
        </text:list-item>
      </text:list>
      <text:list xml:id="list122511549168553" text:continue-list="list122510371825385" text:style-name="WWNum10">
        <text:list-item>
          <text:list>
            <text:list-header>
              <text:p text:style-name="P22">Es una herramienta de código abierto en el que bajo un proyecto, se permite aunar múltiples proyectos de múltiples idiomas.</text:p>
            </text:list-header>
          </text:list>
        </text:list-item>
      </text:list>
      <text:list xml:id="list122509923103749" text:continue-list="list1225107217484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span text:style-name="T6">¿</text:span><text:span text:style-name="T9">Cómo aborda Bazel los desafíos específicos asociados con la construcción de proyectos de gran envergadura?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22510559112776" text:continue-list="list122511549168553" text:style-name="WWNum10">
        <text:list-item>
          <text:list>
            <text:list-header>
              <text:p text:style-name="P24">Entiendo que validando la integridad de cada archivo de todos los proyectos individualmente para que no explote a la hora de ejecutar un gran proyecto.</text:p>
            </text:list-header>
          </text:list>
        </text:list-item>
      </text:list>
      <text:list xml:id="list122511686208641" text:continue-list="list12250992310374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situaciones sería recomendable elegir Bazel sobre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22511984445603" text:continue-list="list122510559112776" text:style-name="WWNum10">
        <text:list-item>
          <text:list>
            <text:list-header>
              <text:p text:style-name="P24">Me imagino que cuando sea un penta-proyecto giga-enorme.</text:p>
              <text:p text:style-name="P24"/>
              <text:p text:style-name="P25"/>
            </text:list-header>
          </text:list>
        </text:list-item>
      </text:list>
      <text:list xml:id="list122511901576746" text:continue-list="list12251168620864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7_3793274908"/>CMake<text:bookmark-end text:name="__RefHeading___Toc1677_3793274908"/></text:h>
                  <text:list>
                    <text:list-item>
                      <text:h text:style-name="Heading_20_4" text:outline-level="4">¿Cuál es el propósito de CMake en el desarrollo de proyectos basados en C y C++?</text:h>
                    </text:list-item>
                  </text:list>
                </text:list-item>
              </text:list>
            </text:list-item>
          </text:list>
        </text:list-item>
      </text:list>
      <text:list xml:id="list122510715329441" text:continue-list="list122511984445603" text:style-name="WWNum10">
        <text:list-item>
          <text:list>
            <text:list-header>
              <text:p text:style-name="P24">Pos pa’ hacer proyectos basados en estos de la misma manera que npm, gestionar archivos de C.</text:p>
            </text:list-header>
          </text:list>
        </text:list-item>
      </text:list>
      <text:list xml:id="list122510924053758" text:continue-list="list12251190157674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borda CMake la generación de archivos de construcción para diferentes plataformas?</text:h>
                    </text:list-item>
                  </text:list>
                </text:list-item>
              </text:list>
            </text:list-item>
          </text:list>
        </text:list-item>
      </text:list>
      <text:list xml:id="list122510071858603" text:continue-list="list122510715329441" text:style-name="WWNum10">
        <text:list-item>
          <text:list>
            <text:list-header>
              <text:p text:style-name="P24">Entiendo yo que a través de C++, pues en la wiki ponía que utiliza este como dependencia mínima y necesaria para utilizar el Cmake en tema de librerías.</text:p>
            </text:list-header>
          </text:list>
        </text:list-item>
      </text:list>
      <text:list xml:id="list122511121216657" text:continue-list="list1225109240537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escenarios o proyectos CMake podría ser la opción preferida en comparación con otras herramientas de construcción?</text:h>
                    </text:list-item>
                  </text:list>
                </text:list-item>
              </text:list>
            </text:list-item>
          </text:list>
        </text:list-item>
      </text:list>
      <text:list xml:id="list122511105077092" text:continue-list="list122510071858603" text:style-name="WWNum10">
        <text:list-item>
          <text:list>
            <text:list-header>
              <text:p text:style-name="P26">Pos cuando buscar lo que te ofrece CMake, muy en concreto. Me imagino que pa’ cosas sencillas por lo que leí por encima ahí en <text:s/>la wiki.</text:p>
              <text:p text:style-name="P26"/>
              <text:p text:style-name="P27"/>
            </text:list-header>
          </text:list>
        </text:list-item>
      </text:list>
      <text:list xml:id="list122510207604286" text:continue-list="list12251112121665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9_3793274908"/>Gradle<text:bookmark-end text:name="__RefHeading___Toc1679_3793274908"/></text:h>
                  <text:list>
                    <text:list-item>
                      <text:h text:style-name="Heading_20_4" text:outline-level="4">¿Qué es Gradle y para qué se utiliza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1818347162" text:continue-list="list122511105077092" text:style-name="WWNum10">
        <text:list-item>
          <text:list>
            <text:list-header>
              <text:p text:style-name="P24">Es el mismo propósito que el Apache Maven pero para proyectos de mayor escala.</text:p>
            </text:list-header>
          </text:list>
        </text:list-item>
      </text:list>
      <text:list xml:id="list122511658392111" text:continue-list="list12251020760428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uál es la principal ventaja de utilizar Gradle en comparación con otras herramientas de construcción de proyectos?</text:h>
                    </text:list-item>
                  </text:list>
                </text:list-item>
              </text:list>
            </text:list-item>
          </text:list>
        </text:list-item>
      </text:list>
      <text:list xml:id="list122510533412899" text:continue-list="list122511818347162" text:style-name="WWNum10">
        <text:list-item>
          <text:list>
            <text:list-header>
              <text:p text:style-name="P24">Por lo que leí, tiene pinta de que es lo de que puedes hacer múltiples versiones de un mismo proyecto.</text:p>
            </text:list-header>
          </text:list>
        </text:list-item>
      </text:list>
      <text:list xml:id="list122510029218213" text:continue-list="list12251165839211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tipo de proyectos y lenguajes de programación es comúnmente utilizado Gradle?</text:h>
                    </text:list-item>
                  </text:list>
                </text:list-item>
              </text:list>
            </text:list-item>
          </text:list>
        </text:list-item>
      </text:list>
      <text:list xml:id="list122510155177296" text:continue-list="list122510533412899" text:style-name="WWNum10">
        <text:list-item>
          <text:list>
            <text:list-header>
              <text:p text:style-name="P19"><text:span text:style-name="T6">.</text:span><text:span text:style-name="T8">DSL (Lenguaje Especifico de Dominio) | grovy | koltin</text:span></text:p>
            </text:list-header>
          </text:list>
        </text:list-item>
      </text:list>
      <text:list xml:id="list122511966508432" text:continue-list="list12251002921821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facilita Gradle la automatización de tareas en el ciclo de vida d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1168216498" text:continue-list="list122510155177296" text:style-name="WWNum10">
        <text:list-item>
          <text:list>
            <text:list-header>
              <text:p text:style-name="P26">A través del archivo .dsl entiendo yo, al igual que en el apache maven utilizan el xml para ello.</text:p>
              <text:p text:style-name="P13"><text:span text:style-name="T2"/></text:p>
            </text:list-header>
          </text:list>
        </text:list-item>
      </text:list>
      <text:list xml:id="list122511812551392" text:continue-list="list122511966508432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81_3793274908"/>JUnit<text:bookmark-end text:name="__RefHeading___Toc1681_3793274908"/></text:h>
                  <text:list>
                    <text:list-item>
                      <text:h text:style-name="Heading_20_4" text:outline-level="4">¿Qué es JUnit y cuál es su propósito en el desarroll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1932456728" text:continue-list="list122511168216498" text:style-name="WWNum10">
        <text:list-item>
          <text:list>
            <text:list-header>
              <text:p text:style-name="P9"><text:span text:style-name="T2"/></text:p>
            </text:list-header>
          </text:list>
        </text:list-item>
      </text:list>
      <text:list xml:id="list122511082249238" text:continue-list="list12251181255139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ómo ayuda JUnit a los desarrolladores a realizar pruebas unitarias de manera efectiva?</text:h>
                    </text:list-item>
                  </text:list>
                </text:list-item>
              </text:list>
            </text:list-item>
          </text:list>
        </text:list-item>
      </text:list>
      <text:list xml:id="list122509905687857" text:continue-list="list122511932456728" text:style-name="WWNum10">
        <text:list-item>
          <text:list>
            <text:list-header>
              <text:p text:style-name="P9"><text:span text:style-name="T2"/></text:p>
            </text:list-header>
          </text:list>
        </text:list-item>
      </text:list>
      <text:list xml:id="list122511379817415" text:continue-list="list12251108224923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En qué entornos de desarrollo y proyectos es comúnmente utilizado Junit?</text:h>
                    </text:list-item>
                  </text:list>
                </text:list-item>
              </text:list>
            </text:list-item>
          </text:list>
        </text:list-item>
      </text:list>
      <text:list xml:id="list122510137741424" text:continue-list="list122509905687857" text:style-name="WWNum10">
        <text:list-item>
          <text:list>
            <text:list-header>
              <text:p text:style-name="P9"><text:span text:style-name="T2"/></text:p>
            </text:list-header>
          </text:list>
        </text:list-item>
      </text:list>
      <text:list xml:id="list122511497207473" text:continue-list="list122511379817415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Cuáles son los beneficios clave de implementar pruebas unitarias con JUnit en un proyecto de software?</text:h>
                    </text:list-item>
                  </text:list>
                </text:list-item>
              </text:list>
            </text:list-item>
          </text:list>
        </text:list-item>
      </text:list>
      <text:list xml:id="list122510159010959" text:continue-list="list122510137741424" text:style-name="WWNum10">
        <text:list-item>
          <text:list>
            <text:list-header>
              <text:p text:style-name="P9"><text:span text:style-name="T2"/></text:p>
            </text:list-header>
          </text:list>
        </text:list-item>
      </text:list>
      <text:list xml:id="list122510745453536" text:continue-list="list12251149720747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¿Puede proporcionar un ejemplo práctico de cómo se utiliza JUnit para realizar una prueba unitaria simple?</text:h>
                    </text:list-item>
                  </text:list>
                </text:list-item>
              </text:list>
            </text:list-item>
          </text:list>
        </text:list-item>
      </text:list>
      <text:list xml:id="list122511981520915" text:continue-list="list122510159010959" text:style-name="WWNum10">
        <text:list-item>
          <text:list>
            <text:list-header>
              <text:p text:style-name="P10"><text:span text:style-name="T3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10" style:list-level="2" style:class="text">
      <style:paragraph-properties fo:margin-top="0cm" fo:margin-bottom="0cm" style:contextual-spacing="false" fo:line-height="100%" fo:text-align="justify" style:justify-single-word="false"/>
      <style:text-properties officeooo:rsid="0011816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10" style:list-level="2" style:class="text">
      <style:paragraph-properties fo:margin-top="0cm" fo:margin-bottom="0.247cm" style:contextual-spacing="false" fo:line-height="115%"/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list-level="4" style:class="text">
      <loext:graphic-properties draw:fill="none"/>
      <style:paragraph-properties fo:margin-left="2.499cm" fo:margin-right="0cm" fo:margin-top="0.212cm" fo:margin-bottom="0.212cm" style:contextual-spacing="false" fo:text-indent="-0.6cm" style:auto-text-indent="false" fo:background-color="transparent" fo:keep-with-next="always"/>
      <style:text-properties style:font-name="Liberation Serif" fo:font-family="'Liberation Serif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3231692931" text:style-name="WWNum10">
          <text:list-item>
            <text:list>
              <text:list-item>
                <text:p text:style-name="Header"><draw:frame draw:style-name="Mfr1" draw:name="Imagen1" text:anchor-type="char" svg:x="-0.132cm" svg:y="-1.376cm" svg:width="17cm" svg:height="2.272cm" draw:z-index="7"><draw:image xlink:href="Pictures/10000001000004350000009065A1482AEFB17655.png" xlink:type="simple" xlink:show="embed" xlink:actuate="onLoad" draw:mime-type="image/png"/></draw:frame></text:p>
              </text:list-item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3:07.572759015</meta:creation-date>
    <dc:date>2024-01-25T12:23:47.704000000</dc:date>
    <meta:editing-duration>PT4H52M25S</meta:editing-duration>
    <meta:editing-cycles>12</meta:editing-cycles>
    <meta:generator>LibreOffice/7.4.3.2$Windows_X86_64 LibreOffice_project/1048a8393ae2eeec98dff31b5c133c5f1d08b890</meta:generator>
    <meta:document-statistic meta:table-count="0" meta:image-count="2" meta:object-count="0" meta:page-count="8" meta:paragraph-count="71" meta:word-count="844" meta:character-count="4792" meta:non-whitespace-character-count="4053"/>
  </office:meta>
</office:document-meta>
</file>